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400000014E36234B4667F3952.png" manifest:media-type="image/png"/>
  <manifest:file-entry manifest:full-path="Pictures/10000201000003EB00000516C74DC8BE7D80B8B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face style:name="Linux Libertine O" svg:font-family="'Linux Libertine O'"/>
    <style:font-face style:name="Lucida Grande" svg:font-family="'Lucida Grande'" style:font-adornments="Regular"/>
    <style:font-face style:name="Ubuntu1" svg:font-family="Ubuntu"/>
    <style:font-face style:name="UbuntuMono-Regular" svg:font-family="UbuntuMono-Regular"/>
    <style:font-face style:name="monospace" svg:font-family="monospace, 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nux Libertine O1" svg:font-family="'Linux Libertine O'" style:font-pitch="variable"/>
    <style:font-face style:name="Ubuntu" svg:font-family="Ubuntu" style:font-pitch="variable"/>
    <style:font-face style:name="Ubuntu Mono" svg:font-family="'Ubuntu Mono'"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7in" style:type="right"/>
        </style:tab-stops>
      </style:paragraph-properties>
      <style:text-properties fo:color="#333333" officeooo:rsid="005c30a6" officeooo:paragraph-rsid="00024b19"/>
    </style:style>
    <style:style style:name="P2" style:family="paragraph" style:parent-style-name="Standard">
      <style:text-properties officeooo:rsid="00024b19" officeooo:paragraph-rsid="00024b19"/>
    </style:style>
    <style:style style:name="P3" style:family="paragraph" style:parent-style-name="Standard">
      <loext:graphic-properties draw:fill="solid" draw:fill-color="#7d9fab" draw:opacity="100%"/>
      <style:paragraph-properties fo:background-color="#7d9fab"/>
      <style:text-properties officeooo:rsid="00024b19" officeooo:paragraph-rsid="00024b19"/>
    </style:style>
    <style:style style:name="P4" style:family="paragraph" style:parent-style-name="Standard">
      <loext:graphic-properties draw:fill="solid" draw:fill-color="#e0d6c5" draw:opacity="100%"/>
      <style:paragraph-properties fo:background-color="#e0d6c5"/>
      <style:text-properties fo:font-size="18pt" officeooo:rsid="00024b19" officeooo:paragraph-rsid="00024b19" style:font-size-asian="18pt" style:font-size-complex="18pt"/>
    </style:style>
    <style:style style:name="P5" style:family="paragraph" style:parent-style-name="Standard">
      <loext:graphic-properties draw:fill="solid" draw:fill-color="#e0d6c5" draw:opacity="100%"/>
      <style:paragraph-properties fo:background-color="#e0d6c5"/>
      <style:text-properties fo:font-size="18pt" officeooo:rsid="00024b19" officeooo:paragraph-rsid="000445c8" style:font-size-asian="18pt" style:font-size-complex="18pt"/>
    </style:style>
    <style:style style:name="P6" style:family="paragraph" style:parent-style-name="Standard" style:list-style-name="L1">
      <loext:graphic-properties draw:fill="none"/>
      <style:paragraph-properties fo:background-color="transparent">
        <style:tab-stops>
          <style:tab-stop style:position="0.1217in"/>
        </style:tab-stops>
      </style:paragraph-properties>
      <style:text-properties fo:color="#7d9fab" fo:font-size="12pt" officeooo:rsid="008978b5" officeooo:paragraph-rsid="000445c8" style:font-size-asian="12pt" style:font-size-complex="12pt"/>
    </style:style>
    <style:style style:name="P7" style:family="paragraph" style:parent-style-name="Standard">
      <loext:graphic-properties draw:fill="none"/>
      <style:paragraph-properties fo:background-color="transparent">
        <style:tab-stops>
          <style:tab-stop style:position="0.1217in"/>
        </style:tab-stops>
      </style:paragraph-properties>
      <style:text-properties fo:color="#7d9fab" fo:font-size="12pt" officeooo:rsid="008978b5" officeooo:paragraph-rsid="000445c8" style:font-size-asian="12pt" style:font-size-complex="12pt"/>
    </style:style>
    <style:style style:name="P8" style:family="paragraph" style:parent-style-name="Standard" style:list-style-name="L1">
      <loext:graphic-properties draw:fill="none"/>
      <style:paragraph-properties fo:background-color="transparent">
        <style:tab-stops>
          <style:tab-stop style:position="0.1217in"/>
        </style:tab-stops>
      </style:paragraph-properties>
      <style:text-properties fo:color="#7d9fab" fo:font-size="12pt" officeooo:rsid="0084660d" officeooo:paragraph-rsid="000445c8" style:font-size-asian="12pt" style:font-size-complex="12pt"/>
    </style:style>
    <style:style style:name="P9" style:family="paragraph" style:parent-style-name="Standard" style:list-style-name="L1">
      <loext:graphic-properties draw:fill="none"/>
      <style:paragraph-properties fo:background-color="transparent">
        <style:tab-stops>
          <style:tab-stop style:position="0.1217in"/>
        </style:tab-stops>
      </style:paragraph-properties>
      <style:text-properties fo:color="#7d9fab" fo:font-size="12pt" officeooo:rsid="00028783" officeooo:paragraph-rsid="00028783" style:font-size-asian="12pt" style:font-size-complex="12pt"/>
    </style:style>
    <style:style style:name="P10" style:family="paragraph" style:parent-style-name="Standard" style:list-style-name="L1">
      <loext:graphic-properties draw:fill="none"/>
      <style:paragraph-properties fo:background-color="transparent">
        <style:tab-stops>
          <style:tab-stop style:position="0.1217in"/>
        </style:tab-stops>
      </style:paragraph-properties>
      <style:text-properties fo:color="#7d9fab" fo:font-size="12pt" officeooo:rsid="000445c8" officeooo:paragraph-rsid="000445c8" style:font-size-asian="12pt" style:font-size-complex="12pt"/>
    </style:style>
    <style:style style:name="P11" style:family="paragraph" style:parent-style-name="Standard">
      <loext:graphic-properties draw:fill="none"/>
      <style:paragraph-properties fo:background-color="transparent">
        <style:tab-stops>
          <style:tab-stop style:position="0.1217in"/>
        </style:tab-stops>
      </style:paragraph-properties>
      <style:text-properties fo:color="#7d9fab" fo:font-size="12pt" officeooo:rsid="000445c8" officeooo:paragraph-rsid="000445c8" style:font-size-asian="12pt" style:font-size-complex="12pt"/>
    </style:style>
    <style:style style:name="P12" style:family="paragraph" style:parent-style-name="Standard" style:list-style-name="L1">
      <loext:graphic-properties draw:fill="none"/>
      <style:paragraph-properties fo:background-color="transparent">
        <style:tab-stops>
          <style:tab-stop style:position="0.1217in"/>
        </style:tab-stops>
      </style:paragraph-properties>
      <style:text-properties fo:color="#7d9fab" fo:font-size="12pt" officeooo:rsid="000d4220" officeooo:paragraph-rsid="000d4220" style:font-size-asian="12pt" style:font-size-complex="12pt"/>
    </style:style>
    <style:style style:name="P13" style:family="paragraph" style:parent-style-name="Standard" style:list-style-name="L1">
      <loext:graphic-properties draw:fill="none"/>
      <style:paragraph-properties fo:background-color="transparent">
        <style:tab-stops>
          <style:tab-stop style:position="0.1217in"/>
        </style:tab-stops>
      </style:paragraph-properties>
      <style:text-properties fo:color="#7d9fab" fo:font-size="12pt" officeooo:rsid="000d4220" officeooo:paragraph-rsid="000ee09d" style:font-size-asian="12pt" style:font-size-complex="12pt"/>
    </style:style>
    <style:style style:name="P14" style:family="paragraph" style:parent-style-name="Standard">
      <loext:graphic-properties draw:fill="none"/>
      <style:paragraph-properties fo:background-color="transparent">
        <style:tab-stops>
          <style:tab-stop style:position="0.1217in"/>
        </style:tab-stops>
      </style:paragraph-properties>
      <style:text-properties fo:color="#7d9fab" fo:font-size="12pt" officeooo:rsid="000d4220" officeooo:paragraph-rsid="000ee09d" style:font-size-asian="12pt" style:font-size-complex="12pt"/>
    </style:style>
    <style:style style:name="P15" style:family="paragraph" style:parent-style-name="Standard">
      <loext:graphic-properties draw:fill="none"/>
      <style:paragraph-properties fo:background-color="transparent">
        <style:tab-stops>
          <style:tab-stop style:position="0.1217in"/>
        </style:tab-stops>
      </style:paragraph-properties>
      <style:text-properties fo:color="#7d9fab" fo:font-size="12pt" officeooo:rsid="000d4220" officeooo:paragraph-rsid="00155292" style:font-size-asian="12pt" style:font-size-complex="12pt"/>
    </style:style>
    <style:style style:name="P16" style:family="paragraph" style:parent-style-name="Standard">
      <loext:graphic-properties draw:fill="none"/>
      <style:paragraph-properties fo:background-color="transparent">
        <style:tab-stops>
          <style:tab-stop style:position="0.1217in"/>
        </style:tab-stops>
      </style:paragraph-properties>
      <style:text-properties fo:color="#7d9fab" fo:font-size="12pt" officeooo:rsid="00126be9" officeooo:paragraph-rsid="00126be9" style:font-size-asian="12pt" style:font-size-complex="12pt"/>
    </style:style>
    <style:style style:name="P17" style:family="paragraph" style:parent-style-name="Standard">
      <loext:graphic-properties draw:fill="none"/>
      <style:paragraph-properties fo:background-color="transparent">
        <style:tab-stops>
          <style:tab-stop style:position="0.1217in"/>
        </style:tab-stops>
      </style:paragraph-properties>
      <style:text-properties fo:color="#7d9fab" fo:font-size="12pt" fo:font-weight="bold" officeooo:rsid="000d4220" officeooo:paragraph-rsid="00155292" style:font-size-asian="12pt" style:font-weight-asian="bold" style:font-size-complex="12pt" style:font-weight-complex="bold"/>
    </style:style>
    <style:style style:name="P18" style:family="paragraph" style:parent-style-name="Standard" style:list-style-name="L1">
      <loext:graphic-properties draw:fill="none"/>
      <style:paragraph-properties fo:background-color="transparent">
        <style:tab-stops>
          <style:tab-stop style:position="0.1217in"/>
        </style:tab-stops>
      </style:paragraph-properties>
      <style:text-properties fo:color="#7d9fab" officeooo:paragraph-rsid="0006b6a8"/>
    </style:style>
    <style:style style:name="P19" style:family="paragraph" style:parent-style-name="Standard">
      <loext:graphic-properties draw:fill="solid" draw:fill-color="#807971" draw:opacity="100%"/>
      <style:paragraph-properties fo:background-color="#807971"/>
      <style:text-properties fo:color="#ffffff" fo:font-size="2pt" officeooo:rsid="0011ffab" officeooo:paragraph-rsid="00024b19" style:font-size-asian="1.75pt" style:font-size-complex="2pt"/>
    </style:style>
    <style:style style:name="P20" style:family="paragraph" style:parent-style-name="Standard">
      <loext:graphic-properties draw:fill="solid" draw:fill-color="#807971" draw:opacity="100%"/>
      <style:paragraph-properties fo:background-color="#807971"/>
      <style:text-properties fo:color="#ffffff" officeooo:rsid="0011ffab" officeooo:paragraph-rsid="00024b19"/>
    </style:style>
    <style:style style:name="P21" style:family="paragraph" style:parent-style-name="Standard" style:list-style-name="L1">
      <loext:graphic-properties draw:fill="none"/>
      <style:paragraph-properties fo:background-color="transparent">
        <style:tab-stops>
          <style:tab-stop style:position="0.1217in"/>
        </style:tab-stops>
      </style:paragraph-properties>
      <style:text-properties officeooo:paragraph-rsid="0006b6a8"/>
    </style:style>
    <style:style style:name="P22" style:family="paragraph" style:parent-style-name="Standard">
      <loext:graphic-properties draw:fill="none"/>
      <style:paragraph-properties fo:background-color="transparent">
        <style:tab-stops>
          <style:tab-stop style:position="0.1217in"/>
        </style:tab-stops>
      </style:paragraph-properties>
      <style:text-properties style:use-window-font-color="true" fo:font-size="12pt" officeooo:rsid="000445c8" officeooo:paragraph-rsid="000445c8" style:font-size-asian="12pt" style:font-size-complex="12pt"/>
    </style:style>
    <style:style style:name="P23" style:family="paragraph" style:parent-style-name="Standard">
      <style:text-properties officeooo:rsid="0004f4e7" officeooo:paragraph-rsid="0004f4e7"/>
    </style:style>
    <style:style style:name="P24" style:family="paragraph" style:parent-style-name="Standard" style:list-style-name="L1">
      <loext:graphic-properties draw:fill="none"/>
      <style:paragraph-properties fo:background-color="transparent">
        <style:tab-stops>
          <style:tab-stop style:position="0.1217in"/>
        </style:tab-stops>
      </style:paragraph-properties>
      <style:text-properties officeooo:rsid="0006b6a8" officeooo:paragraph-rsid="0006b6a8"/>
    </style:style>
    <style:style style:name="P25" style:family="paragraph" style:parent-style-name="Standard">
      <loext:graphic-properties draw:fill="none"/>
      <style:paragraph-properties fo:margin-left="0.5in" fo:margin-right="0.5in" fo:text-indent="0in" style:auto-text-indent="false" fo:background-color="transparent">
        <style:tab-stops>
          <style:tab-stop style:position="0.1217in"/>
        </style:tab-stops>
      </style:paragraph-properties>
      <style:text-properties fo:color="#7d9fab" fo:font-size="12pt" officeooo:rsid="000d4220" officeooo:paragraph-rsid="000d4220" style:font-size-asian="12pt" style:font-size-complex="12pt"/>
    </style:style>
    <style:style style:name="P26" style:family="paragraph" style:parent-style-name="Standard">
      <loext:graphic-properties draw:fill="none" draw:fill-color="#e0d6c5" draw:opacity="100%"/>
      <style:paragraph-properties fo:margin-left="0.5in" fo:margin-right="0.5in" fo:text-indent="0in" style:auto-text-indent="false" fo:background-color="transparent">
        <style:tab-stops>
          <style:tab-stop style:position="0.1217in"/>
        </style:tab-stops>
      </style:paragraph-properties>
      <style:text-properties fo:color="#7d9fab" fo:font-size="12pt" officeooo:rsid="000d4220" officeooo:paragraph-rsid="000d4220" style:font-size-asian="12pt" style:font-size-complex="12pt"/>
    </style:style>
    <style:style style:name="P27" style:family="paragraph" style:parent-style-name="Standard">
      <loext:graphic-properties draw:fill="none"/>
      <style:paragraph-properties fo:margin-left="0.5in" fo:margin-right="0.5in" fo:text-indent="0in" style:auto-text-indent="false" fo:background-color="transparent">
        <style:tab-stops>
          <style:tab-stop style:position="0.1217in"/>
        </style:tab-stops>
      </style:paragraph-properties>
      <style:text-properties fo:color="#7d9fab" fo:font-size="12pt" fo:font-weight="bold" officeooo:rsid="000d4220" officeooo:paragraph-rsid="000d4220" style:font-size-asian="12pt" style:font-weight-asian="bold" style:font-size-complex="12pt" style:font-weight-complex="bold"/>
    </style:style>
    <style:style style:name="P28" style:family="paragraph" style:parent-style-name="Standard">
      <loext:graphic-properties draw:fill="none" draw:fill-color="#e0d6c5" draw:opacity="100%"/>
      <style:paragraph-properties fo:margin-left="0in" fo:margin-right="0.5in" fo:text-indent="0in" style:auto-text-indent="false" fo:background-color="transparent">
        <style:tab-stops>
          <style:tab-stop style:position="0.1217in"/>
        </style:tab-stops>
      </style:paragraph-properties>
      <style:text-properties style:use-window-font-color="true" fo:font-size="12pt" officeooo:rsid="000d4220" officeooo:paragraph-rsid="000d4220" style:font-size-asian="12pt" style:font-size-complex="12pt"/>
    </style:style>
    <style:style style:name="P29" style:family="paragraph" style:parent-style-name="Table_20_Contents">
      <style:text-properties fo:font-size="12pt" officeooo:rsid="0089b64b" officeooo:paragraph-rsid="00024b19" style:font-size-asian="10.5pt" style:font-size-complex="12pt"/>
    </style:style>
    <style:style style:name="P30" style:family="paragraph" style:parent-style-name="Table_20_Contents">
      <style:text-properties fo:font-size="12pt" officeooo:rsid="0004f4e7" officeooo:paragraph-rsid="0004f4e7" style:font-size-asian="10.5pt" style:font-size-complex="12pt"/>
    </style:style>
    <style:style style:name="T1" style:family="text">
      <style:text-properties style:font-name="Ubuntu Mono" fo:font-weight="bold" officeooo:rsid="00024b19" style:font-weight-asian="bold" style:font-weight-complex="bold"/>
    </style:style>
    <style:style style:name="T2" style:family="text">
      <style:text-properties style:font-name="Linux Libertine O" style:font-name-asian="Linux Libertine O" style:font-name-complex="Linux Libertine O"/>
    </style:style>
    <style:style style:name="T3" style:family="text">
      <style:text-properties style:font-name="Linux Libertine O" fo:font-weight="normal" style:font-name-asian="Linux Libertine O" style:font-weight-asian="normal" style:font-name-complex="Linux Libertine O" style:font-weight-complex="normal"/>
    </style:style>
    <style:style style:name="T4" style:family="text">
      <style:text-properties style:use-window-font-color="true"/>
    </style:style>
    <style:style style:name="T5" style:family="text">
      <style:text-properties style:use-window-font-color="true" style:font-name="Linux Libertine O1" fo:font-weight="bold" officeooo:rsid="0089a856" style:font-weight-asian="bold" style:font-weight-complex="bold"/>
    </style:style>
    <style:style style:name="T6" style:family="text">
      <style:text-properties style:use-window-font-color="true" style:font-name="Linux Libertine O1" fo:font-weight="bold" style:font-weight-asian="bold" style:font-weight-complex="bold"/>
    </style:style>
    <style:style style:name="T7" style:family="text">
      <style:text-properties style:use-window-font-color="true" style:font-name="Linux Libertine O1" fo:font-weight="bold" officeooo:rsid="007ff950" style:font-weight-asian="bold" style:font-weight-complex="bold"/>
    </style:style>
    <style:style style:name="T8" style:family="text">
      <style:text-properties style:use-window-font-color="true" style:font-name="Linux Libertine O1" fo:font-weight="normal" style:font-weight-asian="normal" style:font-weight-complex="normal"/>
    </style:style>
    <style:style style:name="T9" style:family="text">
      <style:text-properties style:use-window-font-color="true" style:font-name="Linux Libertine O1" fo:font-weight="normal" officeooo:rsid="000ba829" style:font-weight-asian="normal" style:font-weight-complex="normal"/>
    </style:style>
    <style:style style:name="T10" style:family="text">
      <style:text-properties style:use-window-font-color="true" style:font-name="Linux Libertine O1" fo:font-weight="normal" officeooo:rsid="000d4220" style:font-weight-asian="normal" style:font-weight-complex="normal"/>
    </style:style>
    <style:style style:name="T11" style:family="text">
      <style:text-properties style:use-window-font-color="true" style:font-name="Linux Libertine O1" fo:font-weight="normal" officeooo:rsid="000e27ed" style:font-weight-asian="normal" style:font-weight-complex="normal"/>
    </style:style>
    <style:style style:name="T12" style:family="text">
      <style:text-properties style:use-window-font-color="true" style:font-name="Linux Libertine O1" fo:font-weight="normal" officeooo:rsid="000ee09d" style:font-weight-asian="normal" style:font-weight-complex="normal"/>
    </style:style>
    <style:style style:name="T13" style:family="text">
      <style:text-properties style:use-window-font-color="true" style:font-name="Linux Libertine O1"/>
    </style:style>
    <style:style style:name="T14" style:family="text">
      <style:text-properties style:use-window-font-color="true" style:font-name="Linux Libertine O1" officeooo:rsid="008978b5"/>
    </style:style>
    <style:style style:name="T15" style:family="text">
      <style:text-properties style:use-window-font-color="true" style:font-name="Linux Libertine O1" officeooo:rsid="0008c824"/>
    </style:style>
    <style:style style:name="T16" style:family="text">
      <style:text-properties style:use-window-font-color="true" style:font-name="Linux Libertine O1" officeooo:rsid="000a5f42"/>
    </style:style>
    <style:style style:name="T17" style:family="text">
      <style:text-properties style:use-window-font-color="true" style:font-name="Linux Libertine O1" fo:font-style="normal" fo:font-weight="normal" officeooo:rsid="000ee09d" style:font-style-asian="normal" style:font-weight-asian="normal" style:font-style-complex="normal" style:font-weight-complex="normal"/>
    </style:style>
    <style:style style:name="T18" style:family="text">
      <style:text-properties style:use-window-font-color="true" style:font-name="Linux Libertine O1" fo:font-style="italic" fo:font-weight="normal" officeooo:rsid="000ee09d" style:font-style-asian="italic" style:font-weight-asian="normal" style:font-style-complex="italic" style:font-weight-complex="normal"/>
    </style:style>
    <style:style style:name="T19" style:family="text">
      <style:text-properties style:use-window-font-color="true" style:font-name="Ubuntu Mono"/>
    </style:style>
    <style:style style:name="T20" style:family="text">
      <style:text-properties style:use-window-font-color="true" style:font-name="Ubuntu Mono" fo:font-weight="bold" style:font-weight-asian="bold" style:font-weight-complex="bold"/>
    </style:style>
    <style:style style:name="T21" style:family="text">
      <style:text-properties style:use-window-font-color="true" style:font-name="Ubuntu Mono"/>
    </style:style>
    <style:style style:name="T22" style:family="text">
      <style:text-properties style:use-window-font-color="true" style:font-name="Ubuntu Mono" fo:font-size="12pt" officeooo:rsid="0005f7b8" style:font-size-asian="12pt" style:font-size-complex="12pt"/>
    </style:style>
    <style:style style:name="T23" style:family="text">
      <style:text-properties style:use-window-font-color="true" style:font-name="Ubuntu Mono" fo:font-size="12pt" fo:font-style="normal" style:font-size-asian="12pt" style:font-style-asian="normal" style:font-size-complex="12pt" style:font-style-complex="normal"/>
    </style:style>
    <style:style style:name="T24" style:family="text">
      <style:text-properties style:use-window-font-color="true" style:font-name="Ubuntu Mono" fo:font-size="12pt" fo:font-style="normal" officeooo:rsid="0006b6a8" style:font-size-asian="12pt" style:font-style-asian="normal" style:font-size-complex="12pt" style:font-style-complex="normal"/>
    </style:style>
    <style:style style:name="T25" style:family="text">
      <style:text-properties style:use-window-font-color="true" style:font-name="Ubuntu Mono" fo:font-size="12pt" fo:font-style="normal" officeooo:rsid="0005f7b8" style:font-size-asian="12pt" style:font-style-asian="normal" style:font-size-complex="12pt" style:font-style-complex="normal"/>
    </style:style>
    <style:style style:name="T26" style:family="text">
      <style:text-properties style:use-window-font-color="true" style:font-name="Ubuntu Mono" fo:font-weight="normal" officeooo:rsid="008978b5" style:font-weight-asian="normal" style:font-weight-complex="normal"/>
    </style:style>
    <style:style style:name="T27" style:family="text">
      <style:text-properties style:use-window-font-color="true" fo:font-size="12pt" officeooo:rsid="0005f7b8" style:font-size-asian="12pt" style:font-size-complex="12pt"/>
    </style:style>
    <style:style style:name="T28" style:family="text">
      <style:text-properties style:use-window-font-color="true" fo:font-size="12pt" officeooo:rsid="0006b6a8" style:font-size-asian="12pt" style:font-size-complex="12pt"/>
    </style:style>
    <style:style style:name="T29" style:family="text">
      <style:text-properties style:use-window-font-color="true" fo:font-size="12pt" fo:font-style="italic" style:font-size-asian="12pt" style:font-style-asian="italic" style:font-size-complex="12pt" style:font-style-complex="italic"/>
    </style:style>
    <style:style style:name="T30" style:family="text">
      <style:text-properties style:use-window-font-color="true" fo:font-size="12pt" fo:font-style="italic" officeooo:rsid="0006b6a8" style:font-size-asian="12pt" style:font-style-asian="italic" style:font-size-complex="12pt" style:font-style-complex="italic"/>
    </style:style>
    <style:style style:name="T31" style:family="text">
      <style:text-properties style:use-window-font-color="true" fo:font-size="12pt" fo:font-style="normal" style:font-size-asian="12pt" style:font-style-asian="normal" style:font-size-complex="12pt" style:font-style-complex="normal"/>
    </style:style>
    <style:style style:name="T32" style:family="text">
      <style:text-properties style:use-window-font-color="true" fo:font-size="12pt" fo:font-style="normal" officeooo:rsid="0006b6a8" style:font-size-asian="12pt" style:font-style-asian="normal" style:font-size-complex="12pt" style:font-style-complex="normal"/>
    </style:style>
    <style:style style:name="T33" style:family="text">
      <style:text-properties style:use-window-font-color="true" fo:font-size="12pt" fo:font-style="normal" officeooo:rsid="0008384d" style:font-size-asian="12pt" style:font-style-asian="normal" style:font-size-complex="12pt" style:font-style-complex="normal"/>
    </style:style>
    <style:style style:name="T34" style:family="text">
      <style:text-properties style:use-window-font-color="true" fo:font-weight="bold" style:font-weight-asian="bold" style:font-weight-complex="bold"/>
    </style:style>
    <style:style style:name="T35" style:family="text">
      <style:text-properties style:use-window-font-color="true" fo:font-weight="normal" style:font-weight-asian="normal" style:font-weight-complex="normal"/>
    </style:style>
    <style:style style:name="T36" style:family="text">
      <style:text-properties style:use-window-font-color="true" fo:font-weight="normal" officeooo:rsid="00141ddd" style:font-weight-asian="normal" style:font-weight-complex="normal"/>
    </style:style>
    <style:style style:name="T37" style:family="text">
      <style:text-properties style:use-window-font-color="true" officeooo:rsid="000d4220"/>
    </style:style>
    <style:style style:name="T38" style:family="text">
      <style:text-properties style:use-window-font-color="true" style:font-name="Linux Libertine O" fo:font-size="10.5pt" fo:font-style="normal" fo:font-weight="normal" officeooo:rsid="008cc7f3" style:font-name-asian="Linux Libertine O" style:font-size-asian="10.5pt" style:font-style-asian="normal" style:font-weight-asian="normal" style:font-name-complex="Linux Libertine O" style:font-size-complex="10.5pt" style:font-style-complex="normal" style:font-weight-complex="normal"/>
    </style:style>
    <style:style style:name="T39" style:family="text">
      <style:text-properties style:use-window-font-color="true" officeooo:rsid="0089b64b" style:font-size-asian="10.5pt"/>
    </style:style>
    <style:style style:name="T40" style:family="text">
      <style:text-properties style:use-window-font-color="true" fo:font-style="italic" fo:font-weight="normal" officeooo:rsid="00141ddd" style:font-style-asian="italic" style:font-weight-asian="normal" style:font-style-complex="italic" style:font-weight-complex="normal"/>
    </style:style>
    <style:style style:name="T41" style:family="text">
      <style:text-properties style:font-name="Ubuntu" fo:font-size="11pt" style:font-size-asian="11pt" style:font-size-complex="11pt"/>
    </style:style>
    <style:style style:name="T42" style:family="text">
      <style:text-properties style:font-name="Ubuntu" fo:font-size="11pt" officeooo:rsid="00816075" style:font-size-asian="11pt" style:font-size-complex="11pt"/>
    </style:style>
    <style:style style:name="T43" style:family="text">
      <style:text-properties style:font-name="Ubuntu" fo:font-weight="normal" officeooo:rsid="007d666f" style:font-weight-asian="normal" style:font-weight-complex="normal"/>
    </style:style>
    <style:style style:name="T44" style:family="text">
      <style:text-properties style:font-name="Ubuntu" fo:font-weight="bold" style:font-weight-asian="bold" style:font-weight-complex="bold"/>
    </style:style>
    <style:style style:name="T45" style:family="text">
      <style:text-properties style:font-name="Ubuntu" fo:font-weight="bold" officeooo:rsid="007d666f" style:font-weight-asian="bold" style:font-weight-complex="bold"/>
    </style:style>
    <style:style style:name="T46" style:family="text">
      <style:text-properties fo:color="#e0d6c5" style:font-name="Ubuntu" fo:font-weight="bold" style:font-weight-asian="bold" style:font-weight-complex="bold"/>
    </style:style>
    <style:style style:name="T47" style:family="text">
      <style:text-properties style:font-name="Ubuntu1" fo:font-weight="bold" officeooo:rsid="007d666f" style:font-name-asian="Ubuntu1" style:font-weight-asian="bold" style:font-name-complex="Ubuntu1" style:font-weight-complex="bold"/>
    </style:style>
    <style:style style:name="T48" style:family="text">
      <style:text-properties fo:color="#ffffff" fo:font-size="18pt" style:font-size-asian="18pt" style:font-size-complex="18pt"/>
    </style:style>
    <style:style style:name="T49" style:family="text">
      <style:text-properties fo:font-style="italic" style:font-style-asian="italic" style:font-style-complex="italic"/>
    </style:style>
    <style:style style:name="T50" style:family="text">
      <style:text-properties officeooo:rsid="000445c8"/>
    </style:style>
    <style:style style:name="T51" style:family="text">
      <style:text-properties officeooo:rsid="000d42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15in" fo:text-indent="-0.1in" fo:margin-left="0.1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8"><text:s/>Lab Assignment #1</text:span></text:p>
      <text:p text:style-name="P27">❖ Objectives</text:p>
      <text:p text:style-name="P25">Learn how to access the online Python notebook server and use a notebook.</text:p>
      <text:p text:style-name="P26"><text:span text:style-name="T3">Learn how course policies will be applied with respect to labs and assignments.</text:span></text:p>
      <text:p text:style-name="P25">Familiarize yourself with Linux and the command line.</text:p>
      <text:p text:style-name="P28"><text:span text:style-name="T3"/></text:p>
      <text:p text:style-name="P5"><text:span text:style-name="T3"><text:s/></text:span>Access the online Python notebook server <text:span text:style-name="T50">(Jupyter)</text:span>.</text:p>
      <text:list xml:id="list7204061228820226176" text:style-name="L1">
        <text:list-item>
          <text:p text:style-name="P6"><text:span text:style-name="T13">Open your internet browser and navigate to </text:span><text:span text:style-name="T20">***</text:span><text:span text:style-name="T13">.</text:span></text:p>
        </text:list-item>
        <text:list-item>
          <text:p text:style-name="P8"><text:span text:style-name="T7">L</text:span><text:span text:style-name="T6">og in</text:span><text:span text:style-name="T13"> using your Illinois NetID and password.</text:span></text:p>
        </text:list-item>
        <text:list-item>
          <text:p text:style-name="P6"><text:span text:style-name="T13">Select the </text:span><text:span text:style-name="T6">Assignments</text:span><text:span text:style-name="T13"> tab at right when the main page loads.</text:span></text:p>
        </text:list-item>
        <text:list-item>
          <text:p text:style-name="P6"><text:span text:style-name="T13">Open the list of </text:span><text:span text:style-name="T6">Released</text:span><text:span text:style-name="T13"> assignments.</text:span></text:p>
        </text:list-item>
        <text:list-item>
          <text:p text:style-name="P6"><text:span text:style-name="T6">Fetch</text:span><text:span text:style-name="T13"> the first lab assignment, </text:span><text:span text:style-name="T19">lab1</text:span><text:span text:style-name="T13">.</text:span></text:p>
        </text:list-item>
        <text:list-item>
          <text:p text:style-name="P6"><text:span text:style-name="T13">Click on </text:span><text:span text:style-name="T19">lab1</text:span><text:span text:style-name="T13"> to open the lab assignment </text:span><text:span text:style-name="T15">in a new browser tab or browser window</text:span><text:span text:style-name="T13">. <text:s/></text:span><text:span text:style-name="T16">Complete the remaining steps in the browser as directed.</text:span></text:p>
        </text:list-item>
        <text:list-item>
          <text:p text:style-name="P6"><text:span text:style-name="T13">When you have completed the lab assignment, you can </text:span><text:span text:style-name="T6">verify</text:span><text:span text:style-name="T13"> and </text:span><text:span text:style-name="T6">submit</text:span><text:span text:style-name="T13"> </text:span><text:span text:style-name="T19">lab1</text:span><text:span text:style-name="T13"> under the appropriate headers on the </text:span><text:span text:style-name="T6">Assignments</text:span><text:span text:style-name="T13"> page.</text:span></text:p>
        </text:list-item>
        <text:list-item text:start-value="1">
          <text:p text:style-name="P6"><text:span text:style-name="T5">Always</text:span><text:span text:style-name="T6"> submit your assignment by the end of your </text:span><text:span text:style-name="T5">section’s </text:span><text:span text:style-name="T6">lab </text:span><text:span text:style-name="T5">period</text:span><text:span text:style-name="T6">.</text:span><text:span text:style-name="T8"> <text:s/>A lab assignment does not have to verify </text:span><text:span text:style-name="T9">as correct </text:span><text:span text:style-name="T8">in order to be submitted. <text:s/></text:span><text:span text:style-name="T9">Obviously, human-graded portions of </text:span><text:span text:style-name="T10">an</text:span><text:span text:style-name="T9"> assignment will also not be verified, so correct verification may not </text:span><text:span text:style-name="T10">indicate a</text:span><text:span text:style-name="T9"> perfect </text:span><text:span text:style-name="T10">lab </text:span><text:span text:style-name="T9">grade.</text:span></text:p>
        </text:list-item>
      </text:list>
      <text:p text:style-name="P7"><text:span text:style-name="T8"/></text:p>
      <text:p text:style-name="P15"><text:span text:style-name="T8">In the new browser tab, you should see a lab assignment, </text:span><text:span text:style-name="T26">lab1</text:span><text:span text:style-name="T8">. <text:s/></text:span><text:span text:style-name="T13">You will complete the remainder of the assignment inside of the lab notebook. <text:s/>Your TA will give you more information on how notebooks work when your section has caught up to this point.</text:span></text:p>
      <text:p text:style-name="P15"><text:span text:style-name="T13"/></text:p>
      <text:p text:style-name="P17"><text:span text:style-name="T13">Please leave this sheet at your desk for the next student to sit here.</text:span></text:p>
      <text:p text:style-name="P14"><text:span text:style-name="T13"/></text:p>
      <text:list xml:id="list153510949686833" text:continue-numbering="true" text:style-name="L1">
        <text:list-item>
          <text:p text:style-name="P13"><text:span text:style-name="T11">A</text:span><text:span text:style-name="T12">lthough you can access this server and the notebooks you have created online throughout the semester, you may want to keep a copy of your completed lab assignments so that you have a record for future reference. <text:s/>In that case, you should select </text:span><text:span text:style-name="T18">File</text:span><text:span text:style-name="T38">→</text:span><text:span text:style-name="T18">Download as</text:span><text:span text:style-name="T38">→</text:span><text:span text:style-name="T17"> and either </text:span><text:span text:style-name="T18">IPython Notebook <text:s/>(.ipynb)</text:span><text:span text:style-name="T17"> or </text:span><text:span text:style-name="T18">HTML (.html)</text:span><text:span text:style-name="T17">.</text:span></text:p>
        </text:list-item>
      </text:list>
      <text:p text:style-name="P7"><text:span text:style-name="T8"/></text:p>
      <text:p text:style-name="P5"><text:span text:style-name="T3"><text:s/>⓶</text:span> Find out key course information.</text:p>
      <text:p text:style-name="P30">One of our goals for today is to make sure that you know where to go to find out about course policies and where to get help.</text:p>
      <text:p text:style-name="P29"/>
      <text:p text:style-name="P29">Look on the main page of the course website if necessary and make sure you know the following:</text:p>
      <text:list xml:id="list153512251248895" text:continue-numbering="true" text:style-name="L1">
        <text:list-item>
          <text:p text:style-name="P13"><text:span text:style-name="T39">lab section ID (AYA–AYR)</text:span></text:p>
        </text:list-item>
        <text:list-item>
          <text:p text:style-name="P13"><text:span text:style-name="T39">TA name and email address</text:span></text:p>
        </text:list-item>
      </text:list>
      <text:p text:style-name="P2"/>
      <text:p text:style-name="P23">Questions about homework assignments, lecture materials, etc. should be posted to the CS 101 discussion forum on Piazza. <text:s/><text:span text:style-name="T49">You should never post portions of your homework or lab solutions on Piazza unless marked ‘private’.</text:span></text:p>
      <text:p text:style-name="P2"/>
      <text:p text:style-name="P2">If you have an absence or an emergency, you need to contact Chelsea Song at the email address listed <text:soft-page-break/>on the main course website. <text:s/><text:span text:style-name="T51">Find her address and place it in the text box below in quotes.</text:span></text:p>
      <text:p text:style-name="P2"/>
      <text:p text:style-name="P4"><text:span text:style-name="T2"><text:s/>⓷</text:span> Learn how to use Linux.</text:p>
      <text:p text:style-name="P22">From the system task bar, select <text:span text:style-name="T49">Applications</text:span> and then <text:span text:style-name="T49">Accessories</text:span>. Among the applications you can launch is listed <draw:frame draw:style-name="fr2" draw:name="Image2" text:anchor-type="as-char" svg:y="-0.1409in" svg:width="0.1819in" svg:height="0.1819in" draw:z-index="6"><draw:image xlink:href="Pictures/100002010000001400000014E36234B4667F3952.png" xlink:type="simple" xlink:show="embed" xlink:actuate="onLoad"/></draw:frame><text:span text:style-name="T49">Terminal</text:span>. (In the future we will <text:span text:style-name="T51">abbreviate</text:span> this as <text:span text:style-name="T49">Applications</text:span>→<text:span text:style-name="T49">Accessories</text:span>→<draw:frame draw:style-name="fr2" draw:name="Image3" text:anchor-type="as-char" svg:y="-0.1409in" svg:width="0.1819in" svg:height="0.1819in" draw:z-index="7"><draw:image xlink:href="Pictures/100002010000001400000014E36234B4667F3952.png" xlink:type="simple" xlink:show="embed" xlink:actuate="onLoad"/></draw:frame><text:span text:style-name="T49">Terminal</text:span>. Also, this same icon may appear on your system task bar—if so, you can just click it there.) If you click on this icon, the system will launch a window with an instance of the command line. “Instance” here means an independent process or point of access to the system—you could open multiple instances as new windows by clicking the <draw:frame draw:style-name="fr2" draw:name="Image4" text:anchor-type="as-char" svg:y="-0.1409in" svg:width="0.1819in" svg:height="0.1819in" draw:z-index="8"><draw:image xlink:href="Pictures/100002010000001400000014E36234B4667F3952.png" xlink:type="simple" xlink:show="embed" xlink:actuate="onLoad"/></draw:frame><text:span text:style-name="T49">Terminal</text:span> icon repeatedly.</text:p>
      <text:p text:style-name="P22"/>
      <text:p text:style-name="P22">☞Aside: You will often hear the terms shell, bash, terminal, and command line used interchangeably for historic reasons. The only point of confusion to be aware of is that the term shell is overloaded and can also refer to the Python interpreter.</text:p>
      <text:list xml:id="list153511838811495" text:continue-numbering="true" text:style-name="L1">
        <text:list-item>
          <text:p text:style-name="P9"><text:span text:style-name="T4">Open a command-line window by ***.</text:span></text:p>
        </text:list-item>
        <text:list-item>
          <text:p text:style-name="P10"><text:span text:style-name="T4">By default, your window will appear with a prompt </text:span><text:span text:style-name="T19">[davis68@linux-a2 ~]$</text:span><text:span text:style-name="T4">. <text:s/>We don’t need to unpack all of this prompt, but it’s worth noting </text:span><text:span text:style-name="T37">the following</text:span><text:span text:style-name="T4">:</text:span></text:p>
          <text:list>
            <text:list-header>
              <text:p text:style-name="P10"><text:span text:style-name="T19">netid</text:span><text:span text:style-name="T4"><text:tab/>your NetID</text:span></text:p>
              <text:p text:style-name="P10"><text:span text:style-name="T19">hostname</text:span><text:span text:style-name="T4"><text:tab/>the unique ID of the machine you are logged into and using</text:span></text:p>
              <text:p text:style-name="P10"><text:span text:style-name="T19">~</text:span><text:span text:style-name="T4"><text:tab/><text:tab/>a symbol meaning your home directory (like “My Documents” in Windows)</text:span></text:p>
            </text:list-header>
          </text:list>
          <text:p text:style-name="P10"><text:span text:style-name="T4">Finally, the </text:span><text:span text:style-name="T19">$</text:span><text:span text:style-name="T4"> (pronounced “dollar”, unsurprisingly) is the prompt itself. <text:s/>When you see this, you know that the command line is waiting for you to tell it what to do.</text:span></text:p>
        </text:list-item>
        <text:list-item>
          <text:p text:style-name="P10"><text:span text:style-name="T4">pwd</text:span></text:p>
        </text:list-item>
        <text:list-item>
          <text:p text:style-name="P10"><text:span text:style-name="T4">ls</text:span></text:p>
        </text:list-item>
        <text:list-item>
          <text:p text:style-name="P10"><text:span text:style-name="T4">cd</text:span></text:p>
        </text:list-item>
        <text:list-item>
          <text:p text:style-name="P18"><text:span text:style-name="T27">The Linux file system (like the Mac OS X file system) is derived from the root directory </text:span><text:span text:style-name="T22">/</text:span><text:span text:style-name="T27">. <text:s/>This is loosely analogous to the Windows </text:span><text:span text:style-name="T22">C:/</text:span><text:span text:style-name="T27"> drive.</text:span></text:p>
          <text:p text:style-name="P21"><text:span text:style-name="T28">If a file or directory location starts with </text:span><text:span text:style-name="T22">/</text:span><text:span text:style-name="T28">, it is an </text:span><text:span text:style-name="T30">absolute</text:span><text:span text:style-name="T32"> path and should always be traced from the root directory. <text:s/>For instance, your home directory </text:span><text:span text:style-name="T24">~</text:span><text:span text:style-name="T32"> is also known as </text:span><text:span text:style-name="T24">/home/netid</text:span><text:span text:style-name="T32"> (as you discovered with the </text:span><text:span text:style-name="T24">pwd</text:span><text:span text:style-name="T32"> command).</text:span></text:p>
          <text:p text:style-name="P24"><text:span text:style-name="T32">I</text:span><text:span text:style-name="T31">f a file or directory location does not start with </text:span><text:span text:style-name="T25">/</text:span><text:span text:style-name="T31">, it is a </text:span><text:span text:style-name="T29">relative</text:span><text:span text:style-name="T31"> path and should be traced from the current directory you are in. <text:s/>For instance, if you open a terminal window in your home directory, you can type </text:span><text:span text:style-name="T23">cd Desktop</text:span><text:span text:style-name="T31"> to change to your </text:span><text:span text:style-name="T23">Desktop/</text:span><text:span text:style-name="T31"> directory. <text:s/>(The slash </text:span><text:span text:style-name="T33">at the end of a</text:span><text:span text:style-name="T31"> directory name is optional but sometimes clarifies.)</text:span></text:p>
        </text:list-item>
        <text:list-item>
          <text:p text:style-name="P10"><text:span text:style-name="T4">cat</text:span></text:p>
        </text:list-item>
        <text:list-item>
          <text:p text:style-name="P10"><text:span text:style-name="T4">mv</text:span></text:p>
        </text:list-item>
        <text:list-item>
          <text:p text:style-name="P10"><text:span text:style-name="T4">*</text:span></text:p>
        </text:list-item>
        <text:list-item>
          <text:p text:style-name="P10"><text:span text:style-name="T4">jupyter notebook lab1.ipynb?</text:span></text:p>
        </text:list-item>
      </text:list>
      <text:p text:style-name="P11"><text:span text:style-name="T4"/></text:p>
      <text:p text:style-name="P11"><text:span text:style-name="T4">A reference handout is available </text:span><text:span text:style-name="T37">to you</text:span><text:span text:style-name="T4"> as well (PDF). <text:s/></text:span><text:span text:style-name="T37">This contains all of the information you should need at any point in CS 101, as well as a few more useful tools.</text:span></text:p>
      <text:p text:style-name="P11"><text:span text:style-name="T4"/></text:p>
      <text:p text:style-name="P11"><text:span text:style-name="T4">Now that you’ve run through everything, you need to </text:span><text:span text:style-name="T34">verify</text:span><text:span text:style-name="T35"> and </text:span><text:span text:style-name="T34">submit</text:span><text:span text:style-name="T35"> this lab assignment. <text:s/>Go back to the browser tab which showed the Jupyter server </text:span><text:span text:style-name="T36">page and make sure you are on the “Assignments” tab. <text:s/>There is an option to “Verify” your lab, and once this is complete you can “Submit” the lab. <text:s/></text:span><text:span text:style-name="T40">This is a requirement for </text:span></text:p>
      <text:p text:style-name="P16"><text:soft-page-break/><text:span text:style-name="T35">http://www.tldp.org/LDP/intro-linux/html/sect_03_01.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face style:name="Linux Libertine O" svg:font-family="'Linux Libertine O'"/>
    <style:font-face style:name="Lucida Grande" svg:font-family="'Lucida Grande'" style:font-adornments="Regular"/>
    <style:font-face style:name="Ubuntu1" svg:font-family="Ubuntu"/>
    <style:font-face style:name="UbuntuMono-Regular" svg:font-family="UbuntuMono-Regular"/>
    <style:font-face style:name="monospace" svg:font-family="monospace, 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nux Libertine O1" svg:font-family="'Linux Libertine O'" style:font-pitch="variable"/>
    <style:font-face style:name="Ubuntu" svg:font-family="Ubuntu" style:font-pitch="variable"/>
    <style:font-face style:name="Ubuntu Mono" svg:font-family="'Ubuntu Mono'"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nux Libertine O"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807971" draw:opacity="100%"/>
      <style:paragraph-properties fo:background-color="#807971"/>
      <style:text-properties fo:color="#ffffff" officeooo:rsid="0011ffab" officeooo:paragraph-rsid="00024b19"/>
    </style:style>
    <style:style style:name="MP2" style:family="paragraph" style:parent-style-name="Standard">
      <loext:graphic-properties draw:fill="solid" draw:fill-color="#807971" draw:opacity="100%"/>
      <style:paragraph-properties fo:background-color="#807971"/>
      <style:text-properties fo:color="#ffffff" fo:font-size="2pt" officeooo:rsid="0011ffab" officeooo:paragraph-rsid="00024b19" style:font-size-asian="1.75pt" style:font-size-complex="2pt"/>
    </style:style>
    <style:style style:name="MP3" style:family="paragraph" style:parent-style-name="Footer">
      <style:paragraph-properties>
        <style:tab-stops>
          <style:tab-stop style:position="7in" style:type="right"/>
        </style:tab-stops>
      </style:paragraph-properties>
      <style:text-properties fo:color="#333333" officeooo:rsid="005c30a6" officeooo:paragraph-rsid="00024b19"/>
    </style:style>
    <style:style style:name="MT1" style:family="text">
      <style:text-properties fo:color="#e0d6c5" style:font-name="Ubuntu" fo:font-weight="bold" style:font-weight-asian="bold" style:font-weight-complex="bold"/>
    </style:style>
    <style:style style:name="MT2" style:family="text">
      <style:text-properties style:font-name="Ubuntu" fo:font-weight="bold" style:font-weight-asian="bold" style:font-weight-complex="bold"/>
    </style:style>
    <style:style style:name="MT3" style:family="text">
      <style:text-properties style:font-name="Ubuntu Mono" fo:font-weight="bold" officeooo:rsid="00024b19" style:font-weight-asian="bold" style:font-weight-complex="bold"/>
    </style:style>
    <style:style style:name="MT4" style:family="text">
      <style:text-properties style:font-name="Ubuntu" fo:font-weight="bold" officeooo:rsid="007d666f" style:font-weight-asian="bold" style:font-weight-complex="bold"/>
    </style:style>
    <style:style style:name="MT5" style:family="text">
      <style:text-properties style:font-name="Ubuntu1" fo:font-weight="bold" officeooo:rsid="007d666f" style:font-name-asian="Ubuntu1" style:font-weight-asian="bold" style:font-name-complex="Ubuntu1" style:font-weight-complex="bold"/>
    </style:style>
    <style:style style:name="MT6" style:family="text">
      <style:text-properties style:font-name="Ubuntu" fo:font-weight="normal" officeooo:rsid="007d666f" style:font-weight-asian="normal" style:font-weight-complex="normal"/>
    </style:style>
    <style:style style:name="MT7" style:family="text">
      <style:text-properties style:font-name="Ubuntu" fo:font-size="11pt" style:font-size-asian="11pt" style:font-size-complex="11pt"/>
    </style:style>
    <style:style style:name="MT8" style:family="text">
      <style:text-properties style:font-name="Ubuntu" fo:font-size="11pt" officeooo:rsid="00816075"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style:header-style>
      <style:footer-style>
        <style:header-footer-properties fo:min-height="0in" fo:margin-top="0.1965in"/>
      </style:footer-style>
    </style:page-layout>
  </office:automatic-styles>
  <office:master-styles>
    <style:master-page style:name="Standard" style:page-layout-name="Mpm1">
      <style:header>
        <text:p text:style-name="MP1"><draw:frame draw:style-name="Mfr1" draw:name="Image35" text:anchor-type="paragraph" svg:x="6.7591in" svg:y="9.2043in" svg:width="0.1744in" svg:height="0.228in" draw:z-index="2"><draw:image xlink:href="Pictures/10000201000003EB00000516C74DC8BE7D80B8B1.png" xlink:type="simple" xlink:show="embed" xlink:actuate="onLoad"/></draw:frame><text:span text:style-name="MT1"> CS 101</text:span><text:span text:style-name="MT2"> </text:span><text:span text:style-name="MT3">lab1</text:span><text:span text:style-name="MT4"> </text:span><text:span text:style-name="MT5">»</text:span><text:span text:style-name="MT6"> Getting Started with Linux and Python</text:span></text:p>
        <text:p text:style-name="MP2"><text:span text:style-name="MT6"/></text:p>
      </style:header>
      <style:footer>
        <text:p text:style-name="MP3"><draw:frame draw:style-name="Mfr1" draw:name="Image1" text:anchor-type="paragraph" svg:x="6.7484in" svg:y="-0.0382in" svg:width="0.1744in" svg:height="0.228in" draw:z-index="5"><draw:image xlink:href="Pictures/10000201000003EB00000516C74DC8BE7D80B8B1.png" xlink:type="simple" xlink:show="embed" xlink:actuate="onLoad"/></draw:frame><text:span text:style-name="MT7">Computer Science 101 · </text:span><text:span text:style-name="MT8">Spring</text:span><text:span text:style-name="MT7"> 201</text:span><text:span text:style-name="MT8">6</text:span><text:tab/>University of Illinois <text:s text:c="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1-01T18:54:47.110183000</meta:creation-date>
    <dc:date>2016-01-15T15:35:10.639233000</dc:date>
    <dc:creator>Neal Davis</dc:creator>
    <meta:editing-duration>P12DT13H58M1S</meta:editing-duration>
    <meta:editing-cycles>15</meta:editing-cycles>
    <meta:generator>LibreOffice/5.0.3.2$MacOSX_X86_64 LibreOffice_project/e5f16313668ac592c1bfb310f4390624e3dbfb75</meta:generator>
    <meta:document-statistic meta:table-count="0" meta:image-count="5" meta:object-count="0" meta:page-count="3" meta:paragraph-count="48" meta:word-count="934" meta:character-count="5222" meta:non-whitespace-character-count="4335"/>
  </office:meta>
</office:document-meta>
</file>